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c49" officeooo:paragraph-rsid="00087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strongloop.com/strongblog/titanium-vs-phonegap-cross-platform-mobile-framewor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8:03:41.526000000</meta:creation-date>
    <dc:date>2015-02-19T18:03:51.951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86" meta:non-whitespace-character-count="86"/>
    <meta:generator>LibreOffice/4.3.4.1$Windows_x86 LibreOffice_project/bc356b2f991740509f321d70e4512a6a54c5f243</meta:generator>
  </office:meta>
</office:document-meta>
</file>